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06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8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6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07"/>
        <table:table-column table:style-name="co9" table:number-columns-repeated="2" table:default-cell-style-name="ce107"/>
        <table:table-column table:style-name="co8" table:number-columns-repeated="2" table:default-cell-style-name="ce107"/>
        <table:table-column table:style-name="co10" table:default-cell-style-name="ce107"/>
        <table:table-column table:style-name="co8" table:default-cell-style-name="ce107"/>
        <table:table-column table:style-name="co9" table:default-cell-style-name="ce107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73" office:value-type="string" calcext:value-type="string">
            <text:p>&lt;Name&gt;</text:p>
          </table:table-cell>
          <table:table-cell table:style-name="ce77" office:value-type="string" calcext:value-type="string">
            <text:p>Layer1Thick</text:p>
          </table:table-cell>
          <table:table-cell table:style-name="ce81" office:value-type="string" calcext:value-type="string">
            <text:p>&lt;porosity1&gt;</text:p>
          </table:table-cell>
          <table:table-cell table:style-name="ce81" office:value-type="string" calcext:value-type="string">
            <text:p>&lt;permX1&gt;</text:p>
          </table:table-cell>
          <table:table-cell table:style-name="ce86" office:value-type="string" calcext:value-type="string">
            <text:p>&lt;anisotropyRatio1&gt;</text:p>
          </table:table-cell>
          <table:table-cell table:style-name="ce90" office:value-type="string" calcext:value-type="string">
            <text:p>Layer2Thick</text:p>
          </table:table-cell>
          <table:table-cell table:style-name="ce91" office:value-type="string" calcext:value-type="string">
            <text:p>&lt;porosity2&gt;</text:p>
          </table:table-cell>
          <table:table-cell table:style-name="ce91" office:value-type="string" calcext:value-type="string">
            <text:p>&lt;permX2&gt;</text:p>
          </table:table-cell>
          <table:table-cell table:style-name="ce92" office:value-type="string" calcext:value-type="string">
            <text:p>&lt;anisotropyRatio2&gt;</text:p>
          </table:table-cell>
          <table:table-cell table:style-name="ce93" office:value-type="string" calcext:value-type="string">
            <text:p>&lt;DomainDepth&gt;</text:p>
          </table:table-cell>
          <table:table-cell table:style-name="ce94" office:value-type="string" calcext:value-type="string">
            <text:p>&lt;zInBetweenLayers&gt;</text:p>
          </table:table-cell>
          <table:table-cell table:style-name="ce95" office:value-type="string" calcext:value-type="string">
            <text:p>&lt;AquiferLen&gt;</text:p>
          </table:table-cell>
          <table:table-cell table:style-name="ce95" office:value-type="string" calcext:value-type="string">
            <text:p>&lt;AquiferRadius&gt;</text:p>
          </table:table-cell>
          <table:table-cell table:style-name="ce96" office:value-type="string" calcext:value-type="string">
            <text:p>&lt;dummyY&gt;</text:p>
          </table:table-cell>
          <table:table-cell table:style-name="ce95" office:value-type="string" calcext:value-type="string">
            <text:p>&lt;desiredTimeStep&gt;</text:p>
          </table:table-cell>
          <table:table-cell table:style-name="ce95" office:value-type="string" calcext:value-type="string">
            <text:p>&lt;dX&gt;</text:p>
          </table:table-cell>
          <table:table-cell table:style-name="ce95" office:value-type="string" calcext:value-type="string">
            <text:p>nX</text:p>
          </table:table-cell>
          <table:table-cell table:style-name="ce95" office:value-type="string" calcext:value-type="string">
            <text:p>&lt;dZ&gt;</text:p>
          </table:table-cell>
          <table:table-cell table:style-name="ce95" office:value-type="string" calcext:value-type="string">
            <text:p>nZ</text:p>
          </table:table-cell>
          <table:table-cell table:style-name="ce100" office:value-type="string" calcext:value-type="string">
            <text:p>DistanceTo Contamination</text:p>
          </table:table-cell>
          <table:table-cell table:style-name="ce101" office:value-type="string" calcext:value-type="string">
            <text:p>&lt;setbackDist&gt;</text:p>
          </table:table-cell>
          <table:table-cell table:style-name="ce102" office:value-type="string" calcext:value-type="string">
            <text:p>Diameter LeakingPipe</text:p>
          </table:table-cell>
          <table:table-cell table:style-name="ce101" office:value-type="string" calcext:value-type="string">
            <text:p>&lt;setbackPlusLeak&gt;</text:p>
          </table:table-cell>
          <table:table-cell table:style-name="ce103" office:value-type="string" calcext:value-type="string">
            <text:p>LeakingFlow</text:p>
          </table:table-cell>
          <table:table-cell table:style-name="ce104" office:value-type="string" calcext:value-type="string">
            <text:p>&lt;rateLeaking&gt;</text:p>
          </table:table-cell>
          <table:table-cell table:style-name="ce106" office:value-type="string" calcext:value-type="string">
            <text:p>&lt;rateExtraction&gt;</text:p>
          </table:table-cell>
          <table:table-cell table:style-name="ce108" office:value-type="string" calcext:value-type="string">
            <text:p>&lt;wellZTop&gt;</text:p>
          </table:table-cell>
          <table:table-cell table:style-name="ce108" office:value-type="string" calcext:value-type="string">
            <text:p>&lt;wellZBottom&gt;</text:p>
          </table:table-cell>
          <table:table-cell table:style-name="ce108" office:value-type="string" calcext:value-type="string">
            <text:p>&lt;wellXY&gt;</text:p>
          </table:table-cell>
          <table:table-cell table:style-name="ce108" office:value-type="string" calcext:value-type="string">
            <text:p>wellDiameter</text:p>
          </table:table-cell>
          <table:table-cell table:style-name="ce108" office:value-type="string" calcext:value-type="string">
            <text:p>extractionFlux</text:p>
          </table:table-cell>
          <table:table-cell table:style-name="ce108" office:value-type="string" calcext:value-type="string">
            <text:p>&lt;observationAtWell&gt;</text:p>
          </table:table-cell>
          <table:table-cell table:style-name="ce121" office:value-type="string" calcext:value-type="string">
            <text:p>&lt;obsTimeStep&gt;</text:p>
          </table:table-cell>
          <table:table-cell table:style-name="ce122" office:value-type="string" calcext:value-type="string">
            <text:p>Concentration</text:p>
          </table:table-cell>
          <table:table-cell table:style-name="ce123" office:value-type="string" calcext:value-type="string">
            <text:p>&lt;initialConcentration&gt;</text:p>
          </table:table-cell>
          <table:table-cell table:style-name="ce123" office:value-type="string" calcext:value-type="string">
            <text:p>&lt;katt&gt;</text:p>
          </table:table-cell>
          <table:table-cell table:style-name="ce123" office:value-type="string" calcext:value-type="string">
            <text:p>&lt;kdet&gt;</text:p>
          </table:table-cell>
          <table:table-cell table:style-name="ce123" office:value-type="string" calcext:value-type="string">
            <text:p>&lt;decayAq&gt;</text:p>
          </table:table-cell>
          <table:table-cell table:style-name="ce124" office:value-type="string" calcext:value-type="string">
            <text:p>&lt;decayIm&gt;</text:p>
          </table:table-cell>
          <table:table-cell table:style-name="ce73" table:number-columns-repeated="985"/>
        </table:table-row>
        <table:table-row table:style-name="ro2">
          <table:table-cell table:style-name="ce74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m</text:p>
          </table:table-cell>
          <table:table-cell table:style-name="ce87" office:value-type="string" calcext:value-type="string">
            <text:p>m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</text:p>
          </table:table-cell>
          <table:table-cell table:style-name="ce74"/>
          <table:table-cell table:style-name="ce78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m</text:p>
          </table:table-cell>
          <table:table-cell table:style-name="ce74" office:value-type="string" calcext:value-type="string">
            <text:p>m3/d</text:p>
          </table:table-cell>
          <table:table-cell table:style-name="ce87" office:value-type="string" calcext:value-type="string">
            <text:p>m/s</text:p>
          </table:table-cell>
          <table:table-cell table:style-name="ce78" office:value-type="string" calcext:value-type="string">
            <text:p>m3/d</text:p>
          </table:table-cell>
          <table:table-cell table:number-columns-repeated="4" table:style-name="ce74" office:value-type="string" calcext:value-type="string">
            <text:p>m</text:p>
          </table:table-cell>
          <table:table-cell table:style-name="ce74" office:value-type="string" calcext:value-type="string">
            <text:p>m/s</text:p>
          </table:table-cell>
          <table:table-cell table:style-name="ce74" office:value-type="string" calcext:value-type="string">
            <text:p>m</text:p>
          </table:table-cell>
          <table:table-cell table:style-name="ce87" office:value-type="string" calcext:value-type="string">
            <text:p>h</text:p>
          </table:table-cell>
          <table:table-cell table:style-name="ce78" office:value-type="string" calcext:value-type="string">
            <text:p>gc/mL</text:p>
          </table:table-cell>
          <table:table-cell table:style-name="ce74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1/s</text:p>
          </table:table-cell>
          <table:table-cell table:style-name="ce87" office:value-type="string" calcext:value-type="string">
            <text:p>1/s</text:p>
          </table:table-cell>
          <table:table-cell table:style-name="ce74" table:number-columns-repeated="985"/>
        </table:table-row>
        <table:table-row table:style-name="ro3">
          <table:table-cell table:style-name="ce75" office:value-type="string" calcext:value-type="string">
            <text:p>Layered_Public_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3]+[.F3]" office:value-type="float" office:value="40" calcext:value-type="float">
            <text:p>40</text:p>
          </table:table-cell>
          <table:table-cell table:style-name="ce82" table:formula="of:=[.F3]" office:value-type="float" office:value="30" calcext:value-type="float">
            <text:p>3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table:formula="of:=[.L3]/2" office:value-type="float" office:value="250" calcext:value-type="float">
            <text:p>25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L3]/[.Q3]" office:value-type="float" office:value="10" calcext:value-type="float">
            <text:p>10.00</text:p>
          </table:table-cell>
          <table:table-cell table:style-name="ce82" office:value-type="float" office:value="50" calcext:value-type="float">
            <text:p>50</text:p>
          </table:table-cell>
          <table:table-cell table:style-name="ce97" table:formula="of:=[.P3]/10" office:value-type="float" office:value="1" calcext:value-type="float">
            <text:p>1.00</text:p>
          </table:table-cell>
          <table:table-cell table:style-name="ce82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[.T3]" office:value-type="float" office:value="200" calcext:value-type="float">
            <text:p>20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U3]+[.V3]" office:value-type="float" office:value="201" calcext:value-type="float">
            <text:p>20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X3]/CONVERT(1000;&quot;ft&quot;;&quot;m&quot;)/([.W3]-[.U3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3]" office:value-type="float" office:value="40" calcext:value-type="float">
            <text:p>4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Z3]/(PI()*[.AD3]*([.AA3]-[.AB3])))/86400" office:value-type="float" office:value="0.000627570598085881" calcext:value-type="float">
            <text:p>6.28E-04</text:p>
          </table:table-cell>
          <table:table-cell table:style-name="ce82" table:formula="of:=AVERAGE([.AB3];[.AA3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H3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Layered_Public_2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4]+[.F4]" office:value-type="float" office:value="40" calcext:value-type="float">
            <text:p>40</text:p>
          </table:table-cell>
          <table:table-cell table:style-name="ce82" table:formula="of:=[.F4]" office:value-type="float" office:value="10" calcext:value-type="float">
            <text:p>1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table:formula="of:=[.L4]/2" office:value-type="float" office:value="250" calcext:value-type="float">
            <text:p>25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L4]/[.Q4]" office:value-type="float" office:value="10" calcext:value-type="float">
            <text:p>10.00</text:p>
          </table:table-cell>
          <table:table-cell table:style-name="ce82" office:value-type="float" office:value="50" calcext:value-type="float">
            <text:p>50</text:p>
          </table:table-cell>
          <table:table-cell table:style-name="ce97" table:formula="of:=[.P4]/10" office:value-type="float" office:value="1" calcext:value-type="float">
            <text:p>1.00</text:p>
          </table:table-cell>
          <table:table-cell table:style-name="ce82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[.T4]" office:value-type="float" office:value="200" calcext:value-type="float">
            <text:p>20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U4]+[.V4]" office:value-type="float" office:value="201" calcext:value-type="float">
            <text:p>20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X4]/CONVERT(1000;&quot;ft&quot;;&quot;m&quot;)/([.W4]-[.U4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4]" office:value-type="float" office:value="40" calcext:value-type="float">
            <text:p>4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Z4]/(PI()*[.AD4]*([.AA4]-[.AB4])))/86400" office:value-type="float" office:value="0.000627570598085881" calcext:value-type="float">
            <text:p>6.28E-04</text:p>
          </table:table-cell>
          <table:table-cell table:style-name="ce82" table:formula="of:=AVERAGE([.AB4];[.AA4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H4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Graver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5]+[.F5]" office:value-type="float" office:value="40" calcext:value-type="float">
            <text:p>40</text:p>
          </table:table-cell>
          <table:table-cell table:style-name="ce82" table:formula="of:=[.F5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table:formula="of:=[.L5]/2" office:value-type="float" office:value="250" calcext:value-type="float">
            <text:p>25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L5]/[.Q5]" office:value-type="float" office:value="10" calcext:value-type="float">
            <text:p>10.00</text:p>
          </table:table-cell>
          <table:table-cell table:style-name="ce82" office:value-type="float" office:value="50" calcext:value-type="float">
            <text:p>50</text:p>
          </table:table-cell>
          <table:table-cell table:style-name="ce97" table:formula="of:=[.J5]/[.S5]" office:value-type="float" office:value="0.5" calcext:value-type="float">
            <text:p>0.50</text:p>
          </table:table-cell>
          <table:table-cell table:style-name="ce82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[.T5]" office:value-type="float" office:value="200" calcext:value-type="float">
            <text:p>20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U5]+[.V5]" office:value-type="float" office:value="201" calcext:value-type="float">
            <text:p>20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X5]/CONVERT(1000;&quot;ft&quot;;&quot;m&quot;)/([.W5]-[.U5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5]" office:value-type="float" office:value="40" calcext:value-type="float">
            <text:p>4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Z5]/(PI()*[.AD5]*([.AA5]-[.AB5])))/86400" office:value-type="float" office:value="0.000627570598085881" calcext:value-type="float">
            <text:p>6.28E-04</text:p>
          </table:table-cell>
          <table:table-cell table:style-name="ce82" table:formula="of:=AVERAGE([.AB5];[.AA5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H5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CoarseSand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6]+[.F6]" office:value-type="float" office:value="40" calcext:value-type="float">
            <text:p>40</text:p>
          </table:table-cell>
          <table:table-cell table:style-name="ce82" table:formula="of:=[.F6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table:formula="of:=[.L6]/2" office:value-type="float" office:value="250" calcext:value-type="float">
            <text:p>25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L6]/[.Q6]" office:value-type="float" office:value="10" calcext:value-type="float">
            <text:p>10.00</text:p>
          </table:table-cell>
          <table:table-cell table:style-name="ce82" office:value-type="float" office:value="50" calcext:value-type="float">
            <text:p>50</text:p>
          </table:table-cell>
          <table:table-cell table:style-name="ce97" table:formula="of:=[.J6]/[.S6]" office:value-type="float" office:value="0.5" calcext:value-type="float">
            <text:p>0.50</text:p>
          </table:table-cell>
          <table:table-cell table:style-name="ce82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[.T6]" office:value-type="float" office:value="200" calcext:value-type="float">
            <text:p>20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U6]+[.V6]" office:value-type="float" office:value="201" calcext:value-type="float">
            <text:p>20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X6]/CONVERT(1000;&quot;ft&quot;;&quot;m&quot;)/([.W6]-[.U6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6]" office:value-type="float" office:value="40" calcext:value-type="float">
            <text:p>4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Z6]/(PI()*[.AD6]*([.AA6]-[.AB6])))/86400" office:value-type="float" office:value="0.000627570598085881" calcext:value-type="float">
            <text:p>6.28E-04</text:p>
          </table:table-cell>
          <table:table-cell table:style-name="ce82" table:formula="of:=AVERAGE([.AB6];[.AA6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H6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5" office:value-type="string" calcext:value-type="string">
            <text:p>Low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7]+[.F7]" office:value-type="float" office:value="40" calcext:value-type="float">
            <text:p>40</text:p>
          </table:table-cell>
          <table:table-cell table:style-name="ce82" table:formula="of:=[.F7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2" table:formula="of:=[.L7]/2" office:value-type="float" office:value="250" calcext:value-type="float">
            <text:p>25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8000" calcext:value-type="float">
            <text:p>8000</text:p>
          </table:table-cell>
          <table:table-cell table:style-name="ce97" table:formula="of:=[.L7]/[.Q7]" office:value-type="float" office:value="10" calcext:value-type="float">
            <text:p>10.00</text:p>
          </table:table-cell>
          <table:table-cell table:style-name="ce82" office:value-type="float" office:value="50" calcext:value-type="float">
            <text:p>50</text:p>
          </table:table-cell>
          <table:table-cell table:style-name="ce97" table:formula="of:=[.J7]/[.S7]" office:value-type="float" office:value="0.5" calcext:value-type="float">
            <text:p>0.50</text:p>
          </table:table-cell>
          <table:table-cell table:style-name="ce82" office:value-type="float" office:value="80" calcext:value-type="float">
            <text:p>80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table:formula="of:=[.T7]" office:value-type="float" office:value="200" calcext:value-type="float">
            <text:p>20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formula="of:=[.U7]+[.V7]" office:value-type="float" office:value="201" calcext:value-type="float">
            <text:p>201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105" table:formula="of:=[.X7]/CONVERT(1000;&quot;ft&quot;;&quot;m&quot;)/([.W7]-[.U7])" office:value-type="float" office:value="0.00447178477690289" calcext:value-type="float">
            <text:p>4.47E-03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table:formula="of:=[.J7]" office:value-type="float" office:value="40" calcext:value-type="float">
            <text:p>4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Z7]/(PI()*[.AD7]*([.AA7]-[.AB7])))/86400" office:value-type="float" office:value="0.000627570598085881" calcext:value-type="float">
            <text:p>6.28E-04</text:p>
          </table:table-cell>
          <table:table-cell table:style-name="ce82" table:formula="of:=AVERAGE([.AB7];[.AA7])" office:value-type="float" office:value="20" calcext:value-type="float">
            <text:p>20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H7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25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ayered_Domestic_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8]+[.F8]" office:value-type="float" office:value="20" calcext:value-type="float">
            <text:p>20</text:p>
          </table:table-cell>
          <table:table-cell table:style-name="ce83" table:formula="of:=[.F8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2" table:formula="of:=[.L8]/2" office:value-type="float" office:value="100" calcext:value-type="float">
            <text:p>1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L8]/[.Q8]" office:value-type="float" office:value="4" calcext:value-type="float">
            <text:p>4.00</text:p>
          </table:table-cell>
          <table:table-cell table:style-name="ce83" office:value-type="float" office:value="50" calcext:value-type="float">
            <text:p>50</text:p>
          </table:table-cell>
          <table:table-cell table:style-name="ce98" table:formula="of:=[.J8]/[.S8]" office:value-type="float" office:value="0.25" calcext:value-type="float">
            <text:p>0.25</text:p>
          </table:table-cell>
          <table:table-cell table:style-name="ce83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2" table:formula="of:=[.T8]" office:value-type="float" office:value="40" calcext:value-type="float">
            <text:p>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U8]+[.V8]" office:value-type="float" office:value="40.5" calcext:value-type="float">
            <text:p>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X8]/CONVERT(1000;&quot;ft&quot;;&quot;m&quot;)/([.W8]-[.U8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8]" office:value-type="float" office:value="20" calcext:value-type="float">
            <text:p>2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Z8]/(PI()*[.AD8]*([.AA8]-[.AB8])))/86400" office:value-type="float" office:value="0.0000267714333287293" calcext:value-type="float">
            <text:p>2.68E-05</text:p>
          </table:table-cell>
          <table:table-cell table:style-name="ce83" table:formula="of:=AVERAGE([.AB8];[.AA8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H8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ayered_Domestic_2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9]+[.F9]" office:value-type="float" office:value="20" calcext:value-type="float">
            <text:p>20</text:p>
          </table:table-cell>
          <table:table-cell table:style-name="ce83" table:formula="of:=[.F9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2" table:formula="of:=[.L9]/2" office:value-type="float" office:value="100" calcext:value-type="float">
            <text:p>1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L9]/[.Q9]" office:value-type="float" office:value="4" calcext:value-type="float">
            <text:p>4.00</text:p>
          </table:table-cell>
          <table:table-cell table:style-name="ce83" office:value-type="float" office:value="50" calcext:value-type="float">
            <text:p>50</text:p>
          </table:table-cell>
          <table:table-cell table:style-name="ce98" table:formula="of:=[.J9]/[.S9]" office:value-type="float" office:value="0.25" calcext:value-type="float">
            <text:p>0.25</text:p>
          </table:table-cell>
          <table:table-cell table:style-name="ce83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2" table:formula="of:=[.T9]" office:value-type="float" office:value="40" calcext:value-type="float">
            <text:p>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U9]+[.V9]" office:value-type="float" office:value="40.5" calcext:value-type="float">
            <text:p>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X9]/CONVERT(1000;&quot;ft&quot;;&quot;m&quot;)/([.W9]-[.U9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9]" office:value-type="float" office:value="20" calcext:value-type="float">
            <text:p>2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Z9]/(PI()*[.AD9]*([.AA9]-[.AB9])))/86400" office:value-type="float" office:value="0.0000267714333287293" calcext:value-type="float">
            <text:p>2.68E-05</text:p>
          </table:table-cell>
          <table:table-cell table:style-name="ce83" table:formula="of:=AVERAGE([.AB9];[.AA9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H9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Gravel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0]+[.F10]" office:value-type="float" office:value="20" calcext:value-type="float">
            <text:p>20</text:p>
          </table:table-cell>
          <table:table-cell table:style-name="ce83" table:formula="of:=[.F10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2" table:formula="of:=[.L10]/2" office:value-type="float" office:value="100" calcext:value-type="float">
            <text:p>1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L10]/[.Q10]" office:value-type="float" office:value="4" calcext:value-type="float">
            <text:p>4.00</text:p>
          </table:table-cell>
          <table:table-cell table:style-name="ce83" office:value-type="float" office:value="50" calcext:value-type="float">
            <text:p>50</text:p>
          </table:table-cell>
          <table:table-cell table:style-name="ce98" table:formula="of:=[.J10]/[.S10]" office:value-type="float" office:value="0.25" calcext:value-type="float">
            <text:p>0.25</text:p>
          </table:table-cell>
          <table:table-cell table:style-name="ce83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2" table:formula="of:=[.T10]" office:value-type="float" office:value="40" calcext:value-type="float">
            <text:p>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U10]+[.V10]" office:value-type="float" office:value="40.5" calcext:value-type="float">
            <text:p>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X10]/CONVERT(1000;&quot;ft&quot;;&quot;m&quot;)/([.W10]-[.U10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0]" office:value-type="float" office:value="20" calcext:value-type="float">
            <text:p>2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Z10]/(PI()*[.AD10]*([.AA10]-[.AB10])))/86400" office:value-type="float" office:value="0.0000267714333287293" calcext:value-type="float">
            <text:p>2.68E-05</text:p>
          </table:table-cell>
          <table:table-cell table:style-name="ce83" table:formula="of:=AVERAGE([.AB10];[.AA10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H10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CoarseSand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1]+[.F11]" office:value-type="float" office:value="20" calcext:value-type="float">
            <text:p>20</text:p>
          </table:table-cell>
          <table:table-cell table:style-name="ce83" table:formula="of:=[.F11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2" table:formula="of:=[.L11]/2" office:value-type="float" office:value="100" calcext:value-type="float">
            <text:p>1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L11]/[.Q11]" office:value-type="float" office:value="4" calcext:value-type="float">
            <text:p>4.00</text:p>
          </table:table-cell>
          <table:table-cell table:style-name="ce83" office:value-type="float" office:value="50" calcext:value-type="float">
            <text:p>50</text:p>
          </table:table-cell>
          <table:table-cell table:style-name="ce98" table:formula="of:=[.J11]/[.S11]" office:value-type="float" office:value="0.25" calcext:value-type="float">
            <text:p>0.25</text:p>
          </table:table-cell>
          <table:table-cell table:style-name="ce83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2" table:formula="of:=[.T11]" office:value-type="float" office:value="40" calcext:value-type="float">
            <text:p>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U11]+[.V11]" office:value-type="float" office:value="40.5" calcext:value-type="float">
            <text:p>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X11]/CONVERT(1000;&quot;ft&quot;;&quot;m&quot;)/([.W11]-[.U11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1]" office:value-type="float" office:value="20" calcext:value-type="float">
            <text:p>2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Z11]/(PI()*[.AD11]*([.AA11]-[.AB11])))/86400" office:value-type="float" office:value="0.0000267714333287293" calcext:value-type="float">
            <text:p>2.68E-05</text:p>
          </table:table-cell>
          <table:table-cell table:style-name="ce83" table:formula="of:=AVERAGE([.AB11];[.AA11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H11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76" office:value-type="string" calcext:value-type="string">
            <text:p>Low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12]+[.F12]" office:value-type="float" office:value="20" calcext:value-type="float">
            <text:p>20</text:p>
          </table:table-cell>
          <table:table-cell table:style-name="ce83" table:formula="of:=[.F12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2" table:formula="of:=[.L12]/2" office:value-type="float" office:value="100" calcext:value-type="float">
            <text:p>1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75000" calcext:value-type="float">
            <text:p>75000</text:p>
          </table:table-cell>
          <table:table-cell table:style-name="ce98" table:formula="of:=[.L12]/[.Q12]" office:value-type="float" office:value="4" calcext:value-type="float">
            <text:p>4.00</text:p>
          </table:table-cell>
          <table:table-cell table:style-name="ce83" office:value-type="float" office:value="50" calcext:value-type="float">
            <text:p>50</text:p>
          </table:table-cell>
          <table:table-cell table:style-name="ce98" table:formula="of:=[.J12]/[.S12]" office:value-type="float" office:value="0.25" calcext:value-type="float">
            <text:p>0.25</text:p>
          </table:table-cell>
          <table:table-cell table:style-name="ce83" office:value-type="float" office:value="80" calcext:value-type="float">
            <text:p>80</text:p>
          </table:table-cell>
          <table:table-cell table:style-name="ce80" office:value-type="float" office:value="40" calcext:value-type="float">
            <text:p>40</text:p>
          </table:table-cell>
          <table:table-cell table:style-name="ce82" table:formula="of:=[.T12]" office:value-type="float" office:value="40" calcext:value-type="float">
            <text:p>40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table:formula="of:=[.U12]+[.V12]" office:value-type="float" office:value="40.5" calcext:value-type="float">
            <text:p>40.5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X12]/CONVERT(1000;&quot;ft&quot;;&quot;m&quot;)/([.W12]-[.U12])" office:value-type="float" office:value="0.00089238845144357" calcext:value-type="float">
            <text:p>8.92E-04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table:formula="of:=[.J12]" office:value-type="float" office:value="20" calcext:value-type="float">
            <text:p>2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Z12]/(PI()*[.AD12]*([.AA12]-[.AB12])))/86400" office:value-type="float" office:value="0.0000267714333287293" calcext:value-type="float">
            <text:p>2.68E-05</text:p>
          </table:table-cell>
          <table:table-cell table:style-name="ce83" table:formula="of:=AVERAGE([.AB12];[.AA12])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H12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9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AquiferRadius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&lt;dX&gt;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&lt;dZ&gt;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40.5" calcext:value-type="float">
            <text:p>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6:34:15.76833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6:39:09.694784432</dc:date>
    <dc:creator>Edwin Saavedra C</dc:creator>
    <meta:editing-duration>PT2H13M30S</meta:editing-duration>
    <meta:editing-cycles>43</meta:editing-cycles>
    <meta:generator>LibreOffice/6.0.7.3$Linux_X86_64 LibreOffice_project/00m0$Build-3</meta:generator>
    <meta:document-statistic meta:table-count="3" meta:cell-count="540" meta:object-count="0"/>
  </office:meta>
</office:document-meta>
</file>